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5.1377314062294cm 3.63192435624601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3cm" svg:height="0.661cm" draw:transform="rotate (-2.15757602131539) translate (5.24682444043711cm 7.47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045cm" svg:height="3.467cm" draw:transform="rotate (-1.55281943549936) translate (6.7112645765479cm 3.0419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3cm" svg:height="0.661cm" draw:transform="skewX (0.0012217304763961) rotate (-2.15687788961459) translate (5.26564014322749cm 3.72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6.98662447873239cm 3.19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4) rotate (-2.1556561591382) translate (3.9743069992837cm 3.487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48cm" svg:height="1.669cm" svg:x="3.748cm" svg:y="7.445cm" svg:viewBox="0 0 949 1670" svg:d="M949 139c-9 270-268 1189-439 1421-171 233-582 59-499-199s222-907 232-1114c10-208 716-378 706-108z">
          <text:p/>
        </draw:path>
        <draw:path draw:style-name="gr1" draw:text-style-name="P1" draw:layer="layout" svg:width="0.903cm" svg:height="0.661cm" draw:transform="skewX (0.00244346095279205) rotate (-2.1556561591382) translate (4.8233069992838cm 7.55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835cm" svg:height="0.55cm" draw:transform="rotate (-2.15617975791379) translate (4.49465430140249cm 8.649007634598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1:20.056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